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6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8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0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ffcc99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30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1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4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6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274cm" fo:min-width="24.983cm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9.964cm" fo:min-width="24.983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text-properties fo:font-size="2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008000" fo:font-weight="bold" style:font-weight-asian="bold" style:font-weight-complex="bold"/>
    </style:style>
    <style:style style:name="P29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0" style:family="paragraph">
      <style:paragraph-properties fo:text-align="center"/>
      <style:text-properties fo:color="#ffff00" fo:font-size="16pt" style:font-size-asian="16pt" style:font-size-complex="16pt"/>
    </style:style>
    <style:style style:name="P31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color="#ffff00" fo:font-size="14pt" style:font-size-asian="14pt" style:font-size-complex="14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text-properties fo:color="#ff0000" fo:font-size="15pt" style:font-size-asian="15pt" style:font-size-complex="15pt"/>
    </style:style>
    <style:style style:name="P35" style:family="paragraph">
      <style:text-properties fo:color="#ffffff" fo:font-size="10.5pt" style:font-size-asian="10.5pt" style:font-size-complex="10.5pt"/>
    </style:style>
    <style:style style:name="P36" style:family="paragraph">
      <style:text-properties fo:color="#ffffff" fo:font-family="'Ubuntu Mono'" style:font-pitch="fixed" fo:font-size="10.5pt" style:font-size-asian="10.5pt" style:font-size-complex="10.5pt"/>
    </style:style>
    <style:style style:name="P37" style:family="paragraph">
      <style:text-properties fo:color="#ffffff"/>
    </style:style>
    <style:style style:name="P38" style:family="paragraph">
      <style:text-properties fo:color="#ffffff" fo:font-family="'Ubuntu Mono'" style:font-pitch="fixed" fo:font-size="14pt" style:font-size-asian="14pt" style:font-size-complex="14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family="'Ubuntu Mono'" style:font-pitch="fixed" fo:font-size="10pt" style:font-size-asian="10pt" style:font-size-complex="10pt"/>
    </style:style>
    <style:style style:name="T21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3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0" style:family="text">
      <style:text-properties fo:font-size="60pt" fo:font-weight="bold" style:font-size-asian="60pt" style:font-weight-asian="bold" style:font-size-complex="60pt" style:font-weight-complex="bold"/>
    </style:style>
    <style:style style:name="T31" style:family="text">
      <style:text-properties fo:color="#ffff00" fo:font-size="16pt" style:font-size-asian="16pt" style:font-size-complex="16pt"/>
    </style:style>
    <style:style style:name="T32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3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color="#ffff00" fo:font-size="14pt" style:font-size-asian="14pt" style:font-size-complex="1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1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2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ff0000" fo:font-size="15pt" style:font-size-asian="15pt" style:font-size-complex="15pt"/>
    </style:style>
    <style:style style:name="T4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ff" fo:font-family="'Ubuntu Mono'" style:font-pitch="fixed" fo:font-size="16pt" style:font-size-asian="16pt" style:font-size-complex="16pt"/>
    </style:style>
    <style:style style:name="T58" style:family="text">
      <style:text-properties fo:color="#ffffff" fo:font-family="'Ubuntu Mono'" style:font-pitch="fixed" fo:font-size="10.5pt" style:font-size-asian="10.5pt" style:font-size-complex="10.5pt"/>
    </style:style>
    <style:style style:name="T59" style:family="text">
      <style:text-properties fo:color="#ffffff" fo:font-family="'Ubuntu Mono'" style:font-pitch="fixed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ffff" fo:font-family="'Ubuntu Mono'" style:font-pitch="fixed" fo:font-size="14pt" style:font-size-asian="14pt" style:font-size-complex="14pt"/>
    </style:style>
    <style:style style:name="T61" style:family="text">
      <style:text-properties fo:color="#ffffff" fo:font-family="'Ubuntu Mono'" style:font-pitch="fixed" fo:font-size="10.5pt" style:font-size-asian="10.5pt" style:font-size-complex="10.5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2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6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8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096cm" svg:height="2.205cm" svg:x="3.125cm" svg:y="12.273cm">
          <text:p text:style-name="P12"><text:span text:style-name="T12">19353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6" draw:layer="layout" svg:width="6.781cm" svg:height="1.069cm" svg:x="2.871cm" svg:y="9.652cm" presentation:class="title" presentation:user-transformed="true">
          <draw:text-box>
            <text:p><text:span text:style-name="T13">owd_test_cases</text:span></text:p>
          </draw:text-box>
        </draw:frame>
        <draw:frame presentation:style-name="pr2" draw:text-style-name="P16" draw:layer="layout" svg:width="9.398cm" svg:height="1.069cm" svg:x="16.256cm" svg:y="10.894cm" presentation:class="title" presentation:user-transformed="true">
          <draw:text-box>
            <text:p><text:span text:style-name="T13">OWD_TEST_TOOLKIT</text:span></text:p>
          </draw:text-box>
        </draw:frame>
        <draw:line draw:style-name="gr21" draw:text-style-name="P12" draw:layer="layout" svg:x1="9.221cm" svg:y1="13.381cm" svg:x2="15.24cm" svg:y2="13.381cm">
          <text:p/>
        </draw:line>
        <draw:line draw:style-name="gr21" draw:text-style-name="P12" draw:layer="layout" svg:x1="9.221cm" svg:y1="15.159cm" svg:x2="15.24cm" svg:y2="15.159cm">
          <text:p/>
        </draw:line>
        <draw:line draw:style-name="gr21" draw:text-style-name="P12" draw:layer="layout" svg:x1="9.221cm" svg:y1="16.937cm" svg:x2="15.24cm" svg:y2="16.937cm">
          <text:p/>
        </draw:line>
        <draw:line draw:style-name="gr21" draw:text-style-name="P12" draw:layer="layout" svg:x1="9.221cm" svg:y1="18.715cm" svg:x2="15.24cm" svg:y2="18.715cm">
          <text:p/>
        </draw:line>
        <draw:frame draw:style-name="gr22" draw:text-style-name="P17" draw:layer="layout" svg:width="12.592cm" svg:height="0.958cm" svg:x="1.886cm" svg:y="2.794cm">
          <draw:text-box>
            <text:p><text:span text:style-name="T14">owd_test_cases/run_tests.sh {</text:span><text:span text:style-name="T15">type</text:span><text:span text:style-name="T16">}</text:span></text:p>
          </draw:text-box>
        </draw:frame>
        <draw:line draw:style-name="gr21" draw:text-style-name="P12" draw:layer="layout" svg:x1="6.096cm" svg:y1="3.832cm" svg:x2="6.096cm" svg:y2="5.334cm">
          <text:p/>
        </draw:line>
        <draw:frame presentation:style-name="pr3" draw:text-style-name="P18" draw:layer="layout" svg:width="25.199cm" svg:height="3.506cm" svg:x="1.401cm" svg:y="-0.204cm" presentation:class="title" presentation:user-transformed="true">
          <draw:text-box>
            <text:p><text:span text:style-name="T17">Running tests</text:span></text:p>
          </draw:text-box>
        </draw:frame>
        <draw:custom-shape draw:style-name="gr23" draw:text-style-name="P19" draw:layer="layout" svg:width="6.604cm" svg:height="2.54cm" svg:x="2.794cm" svg:y="5.334cm">
          <text:p text:style-name="P12"><text:span text:style-name="T18">xref_tests_table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1" draw:text-style-name="P12" draw:layer="layout" svg:x1="6.096cm" svg:y1="7.874cm" svg:x2="6.096cm" svg:y2="9.652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4" draw:text-style-name="P22" draw:layer="layout" svg:width="11.606cm" svg:height="3.301cm" svg:x="1.27cm" svg:y="3.303cm">
          <text:p text:style-name="P21"><text:span text:style-name="T19">#</text:span></text:p>
          <text:p text:style-name="P21"><text:span text:style-name="T19"># Imports which are standard for all test cases.</text:span></text:p>
          <text:p text:style-name="P21"><text:span text:style-name="T19">#</text:span></text:p>
          <text:p text:style-name="P21"><text:span text:style-name="T19">import sys</text:span></text:p>
          <text:p text:style-name="P21"><text:span text:style-name="T19">sys.path.insert(1, "./")</text:span></text:p>
          <text:p text:style-name="P21"><text:span text:style-name="T19">from gaiatest <text:s text:c="2"/>import GaiaTestCase</text:span></text:p>
          <text:p text:style-name="P21"><text:span text:style-name="T19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778cm" svg:x="1.311cm" svg:y="6.858cm">
          <text:p text:style-name="P21"><text:span text:style-name="T20">#</text:span></text:p>
          <text:p text:style-name="P21"><text:span text:style-name="T20"># Imports particular to this test case.</text:span></text:p>
          <text:p text:style-name="P21"><text:span text:style-name="T20">#</text:span></text:p>
          <text:p text:style-name="P21"><text:span text:style-name="T20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521cm" svg:x="1.27cm" svg:y="8.89cm">
          <text:p text:style-name="P21"><text:span text:style-name="T19">class</text:span><text:span text:style-name="T20"> test_99</text:span><text:span text:style-name="T19">(GaiaTestCase):</text:span></text:p>
          <text:p text:style-name="P21"><text:span text:style-name="T20"><text:s text:c="4"/></text:span><text:span text:style-name="T20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4.572cm" svg:x="1.27cm" svg:y="10.668cm">
          <text:p text:style-name="P21"><text:span text:style-name="T20"><text:s text:c="4"/></text:span><text:span text:style-name="T19">def setUp(self):</text:span></text:p>
          <text:p text:style-name="P21"><text:span text:style-name="T20"><text:s text:c="12"/>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Set up child objects...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Standard.</text:span></text:p>
          <text:p text:style-name="P21"><text:span text:style-name="T20"><text:s text:c="8"/></text:span><text:span text:style-name="T20">GaiaTestCase.setUp(self)</text:span></text:p>
          <text:p text:style-name="P21"><text:span text:style-name="T20"><text:s text:c="8"/></text:span><text:span text:style-name="T20">self.UTILS <text:s text:c="5"/>= UTILS(self)</text:span></text:p>
          <text:p text:style-name="P21"><text:span text:style-name="T20"><text:s text:c="8"/></text:span></text:p>
          <text:p text:style-name="P21"><text:span text:style-name="T20"><text:s text:c="8"/></text:span><text:span text:style-name="T20"># Specific for this test.</text:span></text:p>
          <text:p text:style-name="P21"><text:span text:style-name="T20"><text:s text:c="8"/></text:span><text:span text:style-name="T20">self.contacts <text:s text:c="2"/>= Contacts(self)</text:span></text:p>
          <text:p text:style-name="P21"><text:span text:style-name="T20"><text:s text:c="8"/>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1.264cm" svg:x="1.27cm" svg:y="15.494cm">
          <text:p text:style-name="P21"><text:span text:style-name="T19"><text:s text:c="4"/></text:span><text:span text:style-name="T19">def tearDown(self):</text:span></text:p>
          <text:p text:style-name="P21"><text:span text:style-name="T20"><text:s text:c="8"/></text:span><text:span text:style-name="T20">self.UTILS.reportResults()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06cm" svg:height="3.505cm" svg:x="1.27cm" svg:y="17.018cm">
          <text:p text:style-name="P21"><text:span text:style-name="T19"><text:s text:c="4"/></text:span><text:span text:style-name="T19">def test_run(self):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Launch contacts app.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self.contacts.launch()</text:span></text:p>
          <text:p text:style-name="P21"><text:span text:style-name="T20"><text:s text:c="8"/></text:span></text:p>
          <text:p text:style-name="P21"><text:span text:style-name="T20"><text:s text:c="8"/></text:span><text:span text:style-name="T20">#</text:span></text:p>
          <text:p text:style-name="P21"><text:span text:style-name="T20"><text:s text:c="8"/></text:span><text:span text:style-name="T20"># Do the tests ...</text:span></text:p>
          <text:p text:style-name="P21"><text:span text:style-name="T20"><text:s text:c="8"/></text:span><text:span text:style-name="T20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2.413cm" svg:height="0.762cm" svg:x="0.465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3.301cm" svg:x="13.208cm" svg:y="3.303cm">
          <text:p text:style-name="P21"><text:span text:style-name="T22">Standard external files required for all tests –</text:span><text:span text:style-name="T23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4.175cm" svg:height="1.778cm" svg:x="13.208cm" svg:y="6.858cm">
          <text:p text:style-name="P21"><text:span text:style-name="T22">External files required for this specific test case (I've used </text:span><text:span text:style-name="T24">app_contacts</text:span><text:span text:style-name="T22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4.175cm" svg:height="1.521cm" svg:x="13.208cm" svg:y="8.89cm">
          <text:p text:style-name="P21"><text:span text:style-name="T22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4.572cm" svg:x="13.208cm" svg:y="10.668cm">
          <text:p text:style-name="P21"><text:span text:style-name="T22">Linking the objects together, such as “contacts” app class (which contains methods relating to that app) and initializing Gaiatest.</text:span></text:p>
          <text:p text:style-name="P21"><text:span text:style-name="T22"/></text:p>
          <text:p text:style-name="P21"><text:span text:style-name="T22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1.264cm" svg:x="13.208cm" svg:y="15.494cm">
          <text:p text:style-name="P21"><text:span text:style-name="T22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4.175cm" svg:height="3.505cm" svg:x="13.208cm" svg:y="17.018cm">
          <text:p text:style-name="P21"><text:span text:style-name="T22">This is where the magic happens! First you launch your application (usually), then start adding tests. Remember: functionality that accesses parts of the application should be in the OWDTestToolkit/</text:span><text:span text:style-name="T25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0.762cm" svg:x="13.208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3.301cm" svg:x="0.508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778cm" svg:x="0.51cm" svg:y="6.858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521cm" svg:x="0.508cm" svg:y="8.89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4.572cm" svg:x="0.508cm" svg:y="10.668cm">
          <text:p text:style-name="P12"><text:span text:style-name="T26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08cm" svg:y="15.494cm">
          <text:p text:style-name="P12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3.505cm" svg:x="0.508cm" svg:y="17.018cm">
          <text:p text:style-name="P12"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13.583cm" svg:height="1.119cm" svg:x="7.499cm" svg:y="0.816cm">
          <draw:text-box>
            <text:p><text:span text:style-name="T27">A test case script (owd_test_cases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1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8cm">
          <draw:text-box>
            <text:p><text:span text:style-name="T29">apps</text:span></text:p>
          </draw:text-box>
        </draw:frame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1cm" presentation:class="title" presentation:user-transformed="true">
          <draw:text-box>
            <text:p><text:span text:style-name="T28">The 'toolkit'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0" draw:layer="layout" svg:width="8.382cm" svg:height="5.842cm" svg:x="18.306cm" svg:y="3.048cm">
          <text:p text:style-name="P12"><text:span text:style-name="T31">Contains HTML element</text:span></text:p>
          <text:p text:style-name="P12"><text:span text:style-name="T31">definitions (so they're easy to </text:span></text:p>
          <text:p text:style-name="P12"><text:span text:style-name="T31">find when they change, and</text:span></text:p>
          <text:p text:style-name="P12"><text:span text:style-name="T31">they can be used by more</text:span></text:p>
          <text:p text:style-name="P12"><text:span text:style-name="T31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0" draw:layer="layout" svg:width="8.382cm" svg:height="5.842cm" svg:x="18.796cm" svg:y="9.906cm">
          <text:p text:style-name="P12"><text:span text:style-name="T31">Methods relating to specific</text:span></text:p>
          <text:p text:style-name="P12"><text:span text:style-name="T31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30" draw:text-style-name="P30" draw:layer="layout" svg:width="9.906cm" svg:height="5.842cm" svg:x="17.526cm" svg:y="14.478cm">
          <text:p text:style-name="P12"><text:span text:style-name="T31">Methods which can be used by </text:span></text:p>
          <text:p text:style-name="P12"><text:span text:style-name="T31">more than one app, or not related</text:span></text:p>
          <text:p text:style-name="P12"><text:span text:style-name="T31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1" draw:layer="layout" svg:width="8.641cm" svg:height="4.48cm" svg:x="18.288cm" svg:y="14.224cm">
          <text:p text:style-name="P12"><text:span text:style-name="T32">apps</text:span><text:span text:style-name="T33"> methods can </text:span></text:p>
          <text:p text:style-name="P12"><text:span text:style-name="T33">use </text:span><text:span text:style-name="T32">utils</text:span><text:span text:style-name="T33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8" draw:text-style-name="P10" draw:layer="layout" svg:width="6.096cm" svg:height="4.826cm" svg:x="17.018cm" svg:y="11.938cm">
          <text:p text:style-name="P12"><text:span text:style-name="T3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2" draw:layer="layout" svg:width="4.572cm" svg:height="5.745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8" draw:layer="layout" svg:width="11.867cm" svg:height="2.565cm" svg:x="7.874cm" svg:y="0.992cm" presentation:class="title" presentation:user-transformed="true">
          <draw:text-box>
            <text:p><text:span text:style-name="T28">The 'toolkit'</text:span></text:p>
          </draw:text-box>
        </draw:frame>
        <draw:frame draw:style-name="gr28" draw:text-style-name="P29" draw:layer="layout" svg:width="8.029cm" svg:height="4.769cm" svg:x="6.604cm" svg:y="14.282cm">
          <draw:text-box>
            <text:p><text:span text:style-name="T29">utils</text:span></text:p>
          </draw:text-box>
        </draw:frame>
        <draw:frame draw:style-name="gr29" draw:text-style-name="P29" draw:layer="layout" svg:width="8.736cm" svg:height="4.196cm" svg:x="11.43cm" svg:y="6.219cm">
          <draw:text-box>
            <text:p><text:span text:style-name="T29">apps</text:span></text:p>
          </draw:text-box>
        </draw:frame>
        <draw:custom-shape draw:style-name="gr30" draw:text-style-name="P31" draw:layer="layout" svg:width="8.641cm" svg:height="4.48cm" svg:x="18.796cm" svg:y="15.24cm">
          <text:p text:style-name="P12"><text:span text:style-name="T32">utils</text:span><text:span text:style-name="T33"> methhods should </text:span><text:span text:style-name="T34">never</text:span><text:span text:style-name="T33"> </text:span></text:p>
          <text:p text:style-name="P12"><text:span text:style-name="T33">use </text:span><text:span text:style-name="T32">apps</text:span><text:span text:style-name="T33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2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draw:custom-shape draw:style-name="gr30" draw:text-style-name="P30" draw:layer="layout" svg:width="9.819cm" svg:height="5.842cm" svg:x="17.867cm" svg:y="0.508cm">
          <text:p text:style-name="P12"><text:span text:style-name="T37">UTILS</text:span><text:span text:style-name="T38"> </text:span><text:span text:style-name="T39">is</text:span><text:span text:style-name="T38"> the class. </text:span></text:p>
          <text:p text:style-name="P12"><text:span text:style-name="T38"/></text:p>
          <text:p text:style-name="P12"><text:span text:style-name="T38">It contains </text:span><text:span text:style-name="T40">all</text:span><text:span text:style-name="T33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0" draw:layer="layout" svg:width="9.906cm" svg:height="5.842cm" svg:x="17.526cm" svg:y="2.54cm">
          <text:p text:style-name="P12"><text:span text:style-name="T31">(These are just folders which contain</text:span></text:p>
          <text:p text:style-name="P12"><text:span text:style-name="T31">the methods for </text:span><text:span text:style-name="T37">UTILS</text:span><text:span text:style-name="T38">, so it's</text:span></text:p>
          <text:p text:style-name="P12"><text:span text:style-name="T31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2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4.801cm">
            <text:p text:style-name="P12"><text:span text:style-name="T35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974cm" svg:y="12.954cm">
            <text:p text:style-name="P12"><text:span text:style-name="T35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974cm" svg:y="10.994cm">
            <text:p text:style-name="P12"><text:span text:style-name="T35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11cm" svg:height="0.962cm" svg:x="18.077cm" svg:y="8.89cm">
            <draw:text-box>
              <text:p><text:span text:style-name="T36">debug</text:span></text:p>
            </draw:text-box>
          </draw:frame>
        </draw:g>
        <draw:g>
          <draw:custom-shape draw:style-name="gr16" draw:text-style-name="P32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4.801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2.954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0.994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49cm" svg:height="0.962cm" svg:x="11.43cm" svg:y="8.89cm">
            <draw:text-box>
              <text:p><text:span text:style-name="T36">whatever</text:span></text:p>
            </draw:text-box>
          </draw:frame>
        </draw:g>
        <draw:g>
          <draw:custom-shape draw:style-name="gr16" draw:text-style-name="P32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6.325cm">
            <text:p text:style-name="P12"><text:span text:style-name="T35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6.009cm" svg:y="14.478cm">
            <text:p text:style-name="P12"><text:span text:style-name="T35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6.009cm" svg:y="12.518cm">
            <text:p text:style-name="P12"><text:span text:style-name="T35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403cm" svg:height="0.962cm" svg:x="7.113cm" svg:y="10.668cm">
            <draw:text-box>
              <text:p><text:span text:style-name="T36">iframe</text:span></text:p>
            </draw:text-box>
          </draw:frame>
        </draw:g>
        <draw:g>
          <draw:custom-shape draw:style-name="gr16" draw:text-style-name="P32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6.833cm">
            <text:p text:style-name="P12"><text:span text:style-name="T35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2.359cm" svg:y="14.986cm">
            <text:p text:style-name="P12"><text:span text:style-name="T35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1.628cm" svg:height="0.962cm" svg:x="13.866cm" svg:y="13.208cm">
            <draw:text-box>
              <text:p><text:span text:style-name="T36">test</text:span></text:p>
            </draw:text-box>
          </draw:frame>
        </draw:g>
        <draw:custom-shape draw:style-name="gr30" draw:text-style-name="P30" draw:layer="layout" svg:width="10.668cm" svg:height="5.842cm" svg:x="1.27cm" svg:y="8.382cm">
          <text:p text:style-name="P12"><text:span text:style-name="T31">For example, to call </text:span><text:span text:style-name="T41">quitTest()</text:span><text:span text:style-name="T31">,</text:span></text:p>
          <text:p text:style-name="P12"><text:span text:style-name="T31">you would just use:</text:span></text:p>
          <text:p text:style-name="P12"><text:span text:style-name="T31"/></text:p>
          <text:p text:style-name="P12"><text:span text:style-name="T37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9" draw:layer="layout" svg:width="8.029cm" svg:height="4.196cm" svg:x="9.399cm" svg:y="2.408cm">
          <draw:text-box>
            <text:p><text:span text:style-name="T29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0" draw:layer="layout" svg:width="9.819cm" svg:height="5.842cm" svg:x="17.78cm" svg:y="14.478cm">
          <text:p text:style-name="P12"><text:span text:style-name="T37">The folders</text:span><text:span text:style-name="T38"> </text:span><text:span text:style-name="T42">are </text:span><text:span text:style-name="T38">the classes. </text:span></text:p>
          <text:p text:style-name="P12"><text:span text:style-name="T38"/></text:p>
          <text:p text:style-name="P12"><text:span text:style-name="T38">They contain</text:span><text:span text:style-name="T33"> only the </text:span></text:p>
          <text:p text:style-name="P12"><text:span text:style-name="T33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2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4.293cm">
            <text:p text:style-name="P12"><text:span text:style-name="T35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6.677cm" svg:y="12.446cm">
            <text:p text:style-name="P12"><text:span text:style-name="T35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6.677cm" svg:y="10.486cm">
            <text:p text:style-name="P12"><text:span text:style-name="T35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4.164cm" svg:height="0.962cm" svg:x="17.018cm" svg:y="8.382cm">
            <draw:text-box>
              <text:p><text:span text:style-name="T36">Marketplace</text:span></text:p>
            </draw:text-box>
          </draw:frame>
        </draw:g>
        <draw:g>
          <draw:custom-shape draw:style-name="gr14" draw:text-style-name="P32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5.309cm">
            <text:p text:style-name="P12"><text:span text:style-name="T35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5.668cm" svg:y="13.462cm">
            <text:p text:style-name="P12"><text:span text:style-name="T35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5.668cm" svg:y="11.502cm">
            <text:p text:style-name="P12"><text:span text:style-name="T35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216cm" svg:height="0.962cm" svg:x="6.349cm" svg:y="9.836cm">
            <draw:text-box>
              <text:p><text:span text:style-name="T36">Calendar</text:span></text:p>
            </draw:text-box>
          </draw:frame>
        </draw:g>
        <draw:g>
          <draw:custom-shape draw:style-name="gr14" draw:text-style-name="P32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5.817cm">
            <text:p text:style-name="P12"><text:span text:style-name="T35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5.153cm" svg:y="13.97cm">
            <text:p text:style-name="P12"><text:span text:style-name="T35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3.038cm" svg:height="0.962cm" svg:x="16.002cm" svg:y="12.246cm">
            <draw:text-box>
              <text:p><text:span text:style-name="T36">Browser</text:span></text:p>
            </draw:text-box>
          </draw:frame>
        </draw:g>
        <draw:frame draw:style-name="gr35" draw:text-style-name="P29" draw:layer="layout" svg:width="8.736cm" svg:height="4.196cm" svg:x="9.298cm" svg:y="2.54cm">
          <draw:text-box>
            <text:p><text:span text:style-name="T29">apps</text:span></text:p>
          </draw:text-box>
        </draw:frame>
        <draw:g>
          <draw:custom-shape draw:style-name="gr14" draw:text-style-name="P32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7.087cm">
            <text:p text:style-name="P12"><text:span text:style-name="T35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2cm" svg:height="2.725cm" svg:x="10.581cm" svg:y="15.24cm">
            <text:p text:style-name="P12"><text:span text:style-name="T35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2" draw:layer="layout" svg:width="4.703cm" svg:height="2.722cm" svg:x="10.581cm" svg:y="13.28cm">
            <text:p text:style-name="P12"><text:span text:style-name="T35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3" draw:layer="layout" svg:width="2.822cm" svg:height="0.962cm" svg:x="11.684cm" svg:y="11.176cm">
            <draw:text-box>
              <text:p><text:span text:style-name="T36">Camera</text:span></text:p>
            </draw:text-box>
          </draw:frame>
        </draw:g>
        <draw:custom-shape draw:style-name="gr30" draw:text-style-name="P30" draw:layer="layout" svg:width="9.819cm" svg:height="5.842cm" svg:x="1.27cm" svg:y="12.446cm">
          <text:p text:style-name="P12"><text:span text:style-name="T33">For example, to call </text:span><text:span text:style-name="T43">open_url</text:span></text:p>
          <text:p text:style-name="P12"><text:span text:style-name="T44">you would use:</text:span></text:p>
          <text:p text:style-name="P12"><text:span text:style-name="T44"/></text:p>
          <text:p text:style-name="P12"><text:span text:style-name="T45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24" draw:text-style-name="P23" draw:layer="layout" svg:width="13.762cm" svg:height="2.539cm" svg:x="1.463cm" svg:y="3.303cm">
          <text:p text:style-name="P21"><text:span text:style-name="T20">from OWDTestToolkit.global_imports import *</text:span></text:p>
          <text:p text:style-name="P21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3.762cm" svg:height="1.264cm" svg:x="1.472cm" svg:y="7.626cm">
          <text:p text:style-name="P21"><text:span text:style-name="T20"><text:s text:c="4"/></text:span><text:span text:style-name="T20">def clickOrSomething(self):</text:span></text:p>
          <text:p text:style-name="P21"><text:span text:style-name="T20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719cm" svg:height="0.762cm" svg:x="0.508cm" svg:y="2.286cm">
          <text:p text:style-name="P12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1.644cm" svg:height="2.539cm" svg:x="15.791cm" svg:y="3.303cm">
          <text:p text:style-name="P21"><text:span text:style-name="T22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1.644cm" svg:height="1.264cm" svg:x="15.782cm" svg:y="7.626cm">
          <text:p text:style-name="P21"><text:span text:style-name="T22">Method to 'do stuff'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1.644cm" svg:height="0.762cm" svg:x="15.791cm" svg:y="2.286cm">
          <text:p text:style-name="P12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2.539cm" svg:x="0.551cm" svg:y="3.303cm">
          <text:p text:style-name="P12"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51cm" svg:y="7.626cm">
          <text:p text:style-name="P12"><text:span text:style-name="T26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3.762cm" svg:height="1.264cm" svg:x="1.481cm" svg:y="6.102cm">
          <text:p text:style-name="P21"><text:span text:style-name="T20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1.644cm" svg:height="1.264cm" svg:x="15.791cm" svg:y="6.102cm">
          <text:p text:style-name="P21"><text:span text:style-name="T22">The class definition (which you reference in section </text:span><text:span text:style-name="T23">4</text:span><text:span text:style-name="T46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0.506cm" svg:height="1.264cm" svg:x="0.56cm" svg:y="6.102cm">
          <text:p text:style-name="P12"><text:span text:style-name="T26">2</text:span></text:p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6.594cm" svg:height="1.119cm" svg:x="11.176cm" svg:y="0.816cm">
          <draw:text-box>
            <text:p><text:span text:style-name="T27">A toolkit method</text:span></text:p>
          </draw:text-box>
        </draw:frame>
        <draw:line draw:style-name="gr36" draw:text-style-name="P12" draw:layer="layout" svg:x1="7.366cm" svg:y1="12.954cm" svg:x2="7.366cm" svg:y2="9.398cm">
          <text:p/>
        </draw:line>
        <draw:frame draw:style-name="gr22" draw:text-style-name="P34" draw:layer="layout" svg:width="7.313cm" svg:height="0.839cm" svg:x="3.81cm" svg:y="12.954cm">
          <draw:text-box>
            <text:p><text:span text:style-name="T47">(The only part that changes.)</text:span></text:p>
          </draw:text-box>
        </draw:frame>
        <draw:custom-shape draw:style-name="gr37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9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38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8.046cm" svg:height="1.119cm" svg:x="10.16cm" svg:y="0.817cm">
          <draw:text-box>
            <text:p><text:span text:style-name="T27">Adding to the toolkit</text:span></text:p>
          </draw:text-box>
        </draw:frame>
        <draw:frame draw:style-name="gr39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8">New app class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33"/></text:span><text:span text:style-name="T49">|_ </text:span><text:span text:style-name="T50">__init__.py</text:span></text:p>
            <text:p><text:span text:style-name="T51"/></text:p>
            <text:p><text:span text:style-name="T48">New app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apps/</text:span></text:p>
            <text:p><text:span text:style-name="T49"><text:s text:c="40"/></text:span><text:span text:style-name="T49">|_ </text:span><text:span text:style-name="T52">&lt;class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1"/></text:p>
            <text:p><text:span text:style-name="T48">New utils folder:</text:span></text:p>
            <text:p><text:span text:style-name="T49">OWD_TEST_TOOLKIT/</text:span></text:p>
            <text:p><text:span text:style-name="T49"><text:s text:c="16"/></text:span><text:span text:style-name="T49">|_ </text:span><text:span text:style-name="T50">setup.py</text:span></text:p>
            <text:p><text:span text:style-name="T51"/></text:p>
            <text:p><text:span text:style-name="T48">New utils method:</text:span></text:p>
            <text:p><text:span text:style-name="T49">OWD_TEST_TOOLKIT/</text:span></text:p>
            <text:p><text:span text:style-name="T49"><text:s text:c="16"/></text:span><text:span text:style-name="T49">|_ OWDTestToolkit/</text:span></text:p>
            <text:p><text:span text:style-name="T49"><text:s text:c="33"/></text:span><text:span text:style-name="T49">|_ utils/</text:span></text:p>
            <text:p><text:span text:style-name="T49"><text:s text:c="40"/></text:span><text:span text:style-name="T49">|_ </text:span><text:span text:style-name="T52">&lt;folder</text:span><text:span text:style-name="T53">&gt;/</text:span></text:p>
            <text:p><text:span text:style-name="T49"><text:s text:c="50"/></text:span><text:span text:style-name="T49">|_ </text:span><text:span text:style-name="T50">__main__.py</text:span></text:p>
            <text:p><text:span text:style-name="T50"/></text:p>
            <text:p><text:span text:style-name="T54"/></text:p>
            <text:p text:style-name="P12"><text:span text:style-name="T55">(</text:span><text:span text:style-name="T56">NOTE:</text:span><text:span text:style-name="T55"> To use or test your changes, you will need to run “./install.sh” again.)</text:span></text:p>
            <text:p><text:span text:style-name="T57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2" draw:text-style-name="P27" draw:layer="layout" svg:width="12.707cm" svg:height="1.119cm" svg:x="6.851cm" svg:y="0.762cm">
          <draw:text-box>
            <text:p><text:span text:style-name="T27">Checking the details of a test run</text:span></text:p>
          </draw:text-box>
        </draw:frame>
        <draw:frame draw:style-name="gr40" draw:layer="layout" svg:width="15.806cm" svg:height="3.095cm" svg:x="0.958cm" svg:y="2.54cm">
          <draw:text-box>
            <text:p>For example, the output from a test run shows it failed:</text:p>
            <text:p/>
            <text:p/>
            <text:p/>
          </draw:text-box>
        </draw:frame>
        <draw:frame draw:style-name="gr41" draw:text-style-name="P36" draw:layer="layout" svg:width="25.483cm" svg:height="1.524cm" svg:x="1.27cm" svg:y="3.556cm">
          <draw:text-box>
            <text:p text:style-name="P35"><text:span text:style-name="T58">#19410 *FAILED* <text:s/>(0:00:12 - <text:s/>10/10 ): [BASIC][APP INSTALL] Install a market installed hosted app.</text:span></text:p>
          </draw:text-box>
        </draw:frame>
        <draw:frame draw:style-name="gr22" draw:layer="layout" svg:width="11.504cm" svg:height="0.962cm" svg:x="1.016cm" svg:y="5.896cm">
          <draw:text-box>
            <text:p>Examine the details of this test using ...</text:p>
          </draw:text-box>
        </draw:frame>
        <draw:frame draw:style-name="gr41" draw:text-style-name="P38" draw:layer="layout" svg:width="25.483cm" svg:height="1.524cm" svg:x="1.187cm" svg:y="6.858cm">
          <draw:text-box>
            <text:p text:style-name="P37"><text:span text:style-name="T59">../OWD_TEST_TOOLKIT/bin/show_latest_test_run_details.sh</text:span><text:span text:style-name="T60"> 19410</text:span></text:p>
          </draw:text-box>
        </draw:frame>
        <draw:frame draw:style-name="gr22" draw:layer="layout" svg:width="18.947cm" svg:height="0.962cm" svg:x="1.119cm" svg:y="8.944cm">
          <draw:text-box>
            <text:p>… which will give give you details of all tests / timestamps / etc... :</text:p>
          </draw:text-box>
        </draw:frame>
        <draw:frame draw:style-name="gr42" draw:text-style-name="P36" draw:layer="layout" svg:width="25.483cm" svg:height="10.214cm" svg:x="1.016cm" svg:y="10.16cm">
          <draw:text-box>
            <text:p text:style-name="P35"><text:span text:style-name="T58">Test case <text:s/>: 19410</text:span></text:p>
            <text:p text:style-name="P35"><text:span text:style-name="T58">Description: [BASIC][APP INSTALL] Install a market installed hosted app.</text:span></text:p>
            <text:p text:style-name="P35"><text:span text:style-name="T58">Time taken : 0:00:09</text:span></text:p>
            <text:p text:style-name="P35"><text:span text:style-name="T58">Comments <text:s text:c="2"/>: Using app 'Wikipedia'</text:span></text:p>
            <text:p text:style-name="P35"><text:span text:style-name="T58">Passed <text:s text:c="4"/>: 10</text:span></text:p>
            <text:p text:style-name="P35"><text:span text:style-name="T58">Failed <text:s text:c="4"/>: 1</text:span></text:p>
            <text:p text:style-name="P35"><text:span text:style-name="T58">RESULT <text:s text:c="4"/>: *FAILED*</text:span></text:p>
            <text:p text:style-name="P35"><text:span text:style-name="T58"/></text:p>
            <text:p text:style-name="P35"><text:span text:style-name="T58"><text:s text:c="21"/></text:span></text:p>
            <text:p text:style-name="P35"><text:span text:style-name="T58"><text:s text:c="9"/></text:span><text:span text:style-name="T58">[0:00:00] Variable 'TEST_NAME' set to: 19410.</text:span></text:p>
            <text:p text:style-name="P35"><text:span text:style-name="T58"><text:s text:c="21"/></text:span></text:p>
            <text:p text:style-name="P35"><text:span text:style-name="T58"><text:s text:c="9"/></text:span><text:span text:style-name="T58">[0:00:00] Variable 'TEST_DESC' set to: [BASIC][APP INSTALL] V</text:span><text:span text:style-name="T61">Install a market installed hosted app</text:span><text:span text:style-name="T58">.</text:span></text:p>
            <text:p text:style-name="P35"><text:span text:style-name="T58"><text:s text:c="21"/></text:span></text:p>
            <text:p text:style-name="P35"><text:span text:style-name="T58"><text:s text:c="9"/></text:span><text:span text:style-name="T58">[0:00:00] Variable 'DET_FILE' set to: /tmp/tests/B2G_tests.20130611115745/19410_detail.</text:span></text:p>
            <text:p text:style-name="P35"><text:span text:style-name="T58"><text:s text:c="21"/></text:span></text:p>
            <text:p text:style-name="P35"><text:span text:style-name="T58"><text:s text:c="9"/></text:span><text:span text:style-name="T58">[0:00:00] Variable 'SUM_FILE' set to: /tmp/tests/B2G_tests.20130611115745/19410_summary.</text:span></text:p>
            <text:p text:style-name="P35"><text:span text:style-name="T58"><text:s text:c="21"/></text:span></text:p>
            <text:p text:style-name="P35"><text:span text:style-name="T58"><text:s text:c="20"/></text:span><text:span text:style-name="T58">Toggling data mode via statusbar ...</text:span></text:p>
            <text:p text:style-name="P35"><text:span text:style-name="T58"><text:s text:c="21"/></text:span></text:p>
            <text:p text:style-name="P35"><text:span text:style-name="T58"><text:s text:c="9"/></text:span><text:span text:style-name="T58">[0:00:02] Toggle data icon displayed within 5 seconds.</text:span></text:p>
            <text:p text:style-name="P35"><text:span text:style-name="T58"><text:s text:c="21"/></text:span></text:p>
            <text:p text:style-name="P35"><text:span text:style-name="T58">*FAILED* [0:00:01] 'data' mode enabled within 60 seconds.</text:span></text:p>
            <text:p text:style-name="P35"><text:span text:style-name="T58"><text:s text:c="21"/></text:span><text:span text:style-name="T58">|__ current html source = /tmp/tests/B2G_tests.20130611073630/19421_err_1.html</text:span></text:p>
            <text:p text:style-name="P35"><text:span text:style-name="T58"><text:s text:c="21"/></text:span><text:span text:style-name="T58">|__ current screenshot <text:s/>= /tmp/tests/B2G_tests.20130611073630/19421_err_1.png</text:span></text:p>
            <text:p text:style-name="P35"><text:span text:style-name="T58"/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11T12:48:05</dc:date>
    <meta:editing-duration>PT10H45M55S</meta:editing-duration>
    <meta:editing-cycles>188</meta:editing-cycles>
    <meta:generator>LibreOffice/3.5$Linux_x86 LibreOffice_project/350m1$Build-2</meta:generator>
    <meta:document-statistic meta:object-count="375"/>
  </office:meta>
</office:document-meta>
</file>